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5" table:default-cell-style-name="Default"/>
        <table:table-column table:style-name="co2" table:number-columns-repeated="8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112785388127854">
            <text:p>0.1127853881</text:p>
          </table:table-cell>
          <table:table-cell office:value-type="float" office:value="0.00737899543378996">
            <text:p>0.0073789954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118721461187215">
            <text:p>0.1187214612</text:p>
          </table:table-cell>
          <table:table-cell office:value-type="float" office:value="0.00753272450532725">
            <text:p>0.0075327245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115159817351598">
            <text:p>0.1151598174</text:p>
          </table:table-cell>
          <table:table-cell office:value-type="float" office:value="0.00753272450532725">
            <text:p>0.0075327245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112785388127854">
            <text:p>0.1127853881</text:p>
          </table:table-cell>
          <table:table-cell office:value-type="float" office:value="0.00737899543378996">
            <text:p>0.0073789954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11.2497534246575">
            <text:p>11.2497534247</text:p>
          </table:table-cell>
          <table:table-cell office:value-type="float" office:value="1.14482876712329">
            <text:p>1.1448287671</text:p>
          </table:table-cell>
          <table:table-cell office:value-type="float" office:value="0.209342465753425">
            <text:p>0.2093424658</text:p>
          </table:table-cell>
          <table:table-cell table:number-columns-repeated="93"/>
        </table:table-row>
        <table:table-row table:style-name="ro1">
          <table:table-cell office:value-type="float" office:value="9.89561643835616">
            <text:p>9.8956164384</text:p>
          </table:table-cell>
          <table:table-cell office:value-type="float" office:value="1.15639269406393">
            <text:p>1.1563926941</text:p>
          </table:table-cell>
          <table:table-cell office:value-type="float" office:value="0.180267123287671">
            <text:p>0.1802671233</text:p>
          </table:table-cell>
          <table:table-cell table:number-columns-repeated="93"/>
        </table:table-row>
        <table:table-row table:style-name="ro1">
          <table:table-cell office:value-type="float" office:value="10.9372602739726">
            <text:p>10.937260274</text:p>
          </table:table-cell>
          <table:table-cell office:value-type="float" office:value="1.26046803652968">
            <text:p>1.2604680365</text:p>
          </table:table-cell>
          <table:table-cell office:value-type="float" office:value="0.184143835616438">
            <text:p>0.1841438356</text:p>
          </table:table-cell>
          <table:table-cell table:number-columns-repeated="93"/>
        </table:table-row>
        <table:table-row table:style-name="ro1">
          <table:table-cell office:value-type="float" office:value="9.58312328767124">
            <text:p>9.5831232877</text:p>
          </table:table-cell>
          <table:table-cell office:value-type="float" office:value="1.11013698630137">
            <text:p>1.1101369863</text:p>
          </table:table-cell>
          <table:table-cell office:value-type="float" office:value="0.207404109589041">
            <text:p>0.2074041096</text:p>
          </table:table-cell>
          <table:table-cell table:number-columns-repeated="93"/>
        </table:table-row>
        <table:table-row table:style-name="ro1">
          <table:table-cell office:value-type="float" office:value="56.8944109589041">
            <text:p>56.8944109589</text:p>
          </table:table-cell>
          <table:table-cell office:value-type="float" office:value="6.77831050228311">
            <text:p>6.7783105023</text:p>
          </table:table-cell>
          <table:table-cell office:value-type="float" office:value="1.38985159817352">
            <text:p>1.3898515982</text:p>
          </table:table-cell>
          <table:table-cell table:number-columns-repeated="93"/>
        </table:table-row>
        <table:table-row table:style-name="ro1">
          <table:table-cell office:value-type="float" office:value="60.9172480974125">
            <text:p>60.9172480974</text:p>
          </table:table-cell>
          <table:table-cell office:value-type="float" office:value="6.10047945205479">
            <text:p>6.1004794521</text:p>
          </table:table-cell>
          <table:table-cell office:value-type="float" office:value="1.31043150684931">
            <text:p>1.3104315068</text:p>
          </table:table-cell>
          <table:table-cell table:number-columns-repeated="93"/>
        </table:table-row>
        <table:table-row table:style-name="ro1">
          <table:table-cell office:value-type="float" office:value="62.0666301369863">
            <text:p>62.066630137</text:p>
          </table:table-cell>
          <table:table-cell office:value-type="float" office:value="6.43939497716895">
            <text:p>6.4393949772</text:p>
          </table:table-cell>
          <table:table-cell office:value-type="float" office:value="1.20453805175038">
            <text:p>1.2045380518</text:p>
          </table:table-cell>
          <table:table-cell table:number-columns-repeated="93"/>
        </table:table-row>
        <table:table-row table:style-name="ro1">
          <table:table-cell office:value-type="float" office:value="51.7221917808219">
            <text:p>51.7221917808</text:p>
          </table:table-cell>
          <table:table-cell office:value-type="float" office:value="6.16826255707763">
            <text:p>6.1682625571</text:p>
          </table:table-cell>
          <table:table-cell office:value-type="float" office:value="1.32366818873668">
            <text:p>1.3236681887</text:p>
          </table:table-cell>
          <table:table-cell table:number-columns-repeated="93"/>
        </table:table-row>
        <table:table-row table:style-name="ro1">
          <table:table-cell office:value-type="float" office:value="159.923388888889">
            <text:p>159.9233888889</text:p>
          </table:table-cell>
          <table:table-cell office:value-type="float" office:value="21.5911179604262">
            <text:p>21.5911179604</text:p>
          </table:table-cell>
          <table:table-cell office:value-type="float" office:value="4.67185388127854">
            <text:p>4.6718538813</text:p>
          </table:table-cell>
          <table:table-cell table:number-columns-repeated="93"/>
        </table:table-row>
        <table:table-row table:style-name="ro1">
          <table:table-cell office:value-type="float" office:value="155.439555555555">
            <text:p>155.4395555556</text:p>
          </table:table-cell>
          <table:table-cell office:value-type="float" office:value="19.3714703196347">
            <text:p>19.3714703196</text:p>
          </table:table-cell>
          <table:table-cell office:value-type="float" office:value="4.67185388127854">
            <text:p>4.6718538813</text:p>
          </table:table-cell>
          <table:table-cell table:number-columns-repeated="93"/>
        </table:table-row>
        <table:table-row table:style-name="ro1">
          <table:table-cell office:value-type="float" office:value="161.418">
            <text:p>161.418</text:p>
          </table:table-cell>
          <table:table-cell office:value-type="float" office:value="18.7661118721461">
            <text:p>18.7661118721</text:p>
          </table:table-cell>
          <table:table-cell office:value-type="float" office:value="5.30450076103501">
            <text:p>5.304500761</text:p>
          </table:table-cell>
          <table:table-cell table:number-columns-repeated="93"/>
        </table:table-row>
        <table:table-row table:style-name="ro1">
          <table:table-cell office:value-type="float" office:value="158.428777777778">
            <text:p>158.4287777778</text:p>
          </table:table-cell>
          <table:table-cell office:value-type="float" office:value="21.5911179604262">
            <text:p>21.5911179604</text:p>
          </table:table-cell>
          <table:table-cell office:value-type="float" office:value="4.76918417047184">
            <text:p>4.7691841705</text:p>
          </table:table-cell>
          <table:table-cell table:number-columns-repeated="93"/>
        </table:table-row>
        <table:table-row table:style-name="ro1">
          <table:table-cell office:value-type="float" office:value="283.083452054795">
            <text:p>283.0834520548</text:p>
          </table:table-cell>
          <table:table-cell office:value-type="float" office:value="36.3754520547945">
            <text:p>36.3754520548</text:p>
          </table:table-cell>
          <table:table-cell office:value-type="float" office:value="9.11945205479452">
            <text:p>9.1194520548</text:p>
          </table:table-cell>
          <table:table-cell table:number-columns-repeated="93"/>
        </table:table-row>
        <table:table-row table:style-name="ro1">
          <table:table-cell office:value-type="float" office:value="267.356593607306">
            <text:p>267.3565936073</text:p>
          </table:table-cell>
          <table:table-cell office:value-type="float" office:value="35.9965410958904">
            <text:p>35.9965410959</text:p>
          </table:table-cell>
          <table:table-cell office:value-type="float" office:value="8.31479452054795">
            <text:p>8.3147945205</text:p>
          </table:table-cell>
          <table:table-cell table:number-columns-repeated="93"/>
        </table:table-row>
        <table:table-row table:style-name="ro1">
          <table:table-cell office:value-type="float" office:value="269.977736681887">
            <text:p>269.9777366819</text:p>
          </table:table-cell>
          <table:table-cell office:value-type="float" office:value="37.1332739726027">
            <text:p>37.1332739726</text:p>
          </table:table-cell>
          <table:table-cell office:value-type="float" office:value="8.76182648401826">
            <text:p>8.761826484</text:p>
          </table:table-cell>
          <table:table-cell table:number-columns-repeated="93"/>
        </table:table-row>
        <table:table-row table:style-name="ro1">
          <table:table-cell office:value-type="float" office:value="259.493164383562">
            <text:p>259.4931643836</text:p>
          </table:table-cell>
          <table:table-cell office:value-type="float" office:value="39.7856506849315">
            <text:p>39.7856506849</text:p>
          </table:table-cell>
          <table:table-cell office:value-type="float" office:value="9.56648401826484">
            <text:p>9.5664840183</text:p>
          </table:table-cell>
          <table:table-cell table:number-columns-repeated="93"/>
        </table:table-row>
        <table:table-row table:style-name="ro1">
          <table:table-cell office:value-type="float" office:value="341.065581430746">
            <text:p>341.0655814307</text:p>
          </table:table-cell>
          <table:table-cell office:value-type="float" office:value="57.5952168949771">
            <text:p>57.595216895</text:p>
          </table:table-cell>
          <table:table-cell office:value-type="float" office:value="12.7608691019787">
            <text:p>12.760869102</text:p>
          </table:table-cell>
          <table:table-cell table:number-columns-repeated="93"/>
        </table:table-row>
        <table:table-row table:style-name="ro1">
          <table:table-cell office:value-type="float" office:value="354.986625570776">
            <text:p>354.9866255708</text:p>
          </table:table-cell>
          <table:table-cell office:value-type="float" office:value="56.4981651445966">
            <text:p>56.4981651446</text:p>
          </table:table-cell>
          <table:table-cell office:value-type="float" office:value="11.7697336377473">
            <text:p>11.7697336377</text:p>
          </table:table-cell>
          <table:table-cell table:number-columns-repeated="93"/>
        </table:table-row>
        <table:table-row table:style-name="ro1">
          <table:table-cell office:value-type="float" office:value="334.10505936073">
            <text:p>334.1050593607</text:p>
          </table:table-cell>
          <table:table-cell office:value-type="float" office:value="51.5614322678843">
            <text:p>51.5614322679</text:p>
          </table:table-cell>
          <table:table-cell office:value-type="float" office:value="12.6369771689498">
            <text:p>12.6369771689</text:p>
          </table:table-cell>
          <table:table-cell table:number-columns-repeated="93"/>
        </table:table-row>
        <table:table-row table:style-name="ro1">
          <table:table-cell office:value-type="float" office:value="375.868191780822">
            <text:p>375.8681917808</text:p>
          </table:table-cell>
          <table:table-cell office:value-type="float" office:value="59.2407945205479">
            <text:p>59.2407945205</text:p>
          </table:table-cell>
          <table:table-cell office:value-type="float" office:value="13.3803287671233">
            <text:p>13.3803287671</text:p>
          </table:table-cell>
          <table:table-cell table:number-columns-repeated="93"/>
        </table:table-row>
        <table:table-row table:style-name="ro1">
          <table:table-cell office:value-type="float" office:value="431.979178082192">
            <text:p>431.9791780822</text:p>
          </table:table-cell>
          <table:table-cell office:value-type="float" office:value="73.7023325722983">
            <text:p>73.7023325723</text:p>
          </table:table-cell>
          <table:table-cell office:value-type="float" office:value="14.3853630136986">
            <text:p>14.3853630137</text:p>
          </table:table-cell>
          <table:table-cell table:number-columns-repeated="93"/>
        </table:table-row>
        <table:table-row table:style-name="ro1">
          <table:table-cell office:value-type="float" office:value="381.651506849315">
            <text:p>381.6515068493</text:p>
          </table:table-cell>
          <table:table-cell office:value-type="float" office:value="73.7023325722983">
            <text:p>73.7023325723</text:p>
          </table:table-cell>
          <table:table-cell office:value-type="float" office:value="13.6588295281583">
            <text:p>13.6588295282</text:p>
          </table:table-cell>
          <table:table-cell table:number-columns-repeated="93"/>
        </table:table-row>
        <table:table-row table:style-name="ro1">
          <table:table-cell office:value-type="float" office:value="390.039452054795">
            <text:p>390.0394520548</text:p>
          </table:table-cell>
          <table:table-cell office:value-type="float" office:value="65.5883143074582">
            <text:p>65.5883143075</text:p>
          </table:table-cell>
          <table:table-cell office:value-type="float" office:value="14.3853630136986">
            <text:p>14.3853630137</text:p>
          </table:table-cell>
          <table:table-cell table:number-columns-repeated="93"/>
        </table:table-row>
        <table:table-row table:style-name="ro1">
          <table:table-cell office:value-type="float" office:value="457.14301369863">
            <text:p>457.1430136986</text:p>
          </table:table-cell>
          <table:table-cell office:value-type="float" office:value="66.9406506849315">
            <text:p>66.9406506849</text:p>
          </table:table-cell>
          <table:table-cell office:value-type="float" office:value="15.111896499239">
            <text:p>15.1118964992</text:p>
          </table:table-cell>
          <table:table-cell table:number-columns-repeated="93"/>
        </table:table-row>
        <table:table-row table:style-name="ro1">
          <table:table-cell office:value-type="float" office:value="419.530799086758">
            <text:p>419.5307990868</text:p>
          </table:table-cell>
          <table:table-cell office:value-type="float" office:value="68.3613394216134">
            <text:p>68.3613394216</text:p>
          </table:table-cell>
          <table:table-cell office:value-type="float" office:value="12.9621757990868">
            <text:p>12.9621757991</text:p>
          </table:table-cell>
          <table:table-cell table:number-columns-repeated="93"/>
        </table:table-row>
        <table:table-row table:style-name="ro1">
          <table:table-cell office:value-type="float" office:value="410.604611872146">
            <text:p>410.6046118721</text:p>
          </table:table-cell>
          <table:table-cell office:value-type="float" office:value="70.4540334855403">
            <text:p>70.4540334855</text:p>
          </table:table-cell>
          <table:table-cell office:value-type="float" office:value="13.2409322678843">
            <text:p>13.2409322679</text:p>
          </table:table-cell>
          <table:table-cell table:number-columns-repeated="93"/>
        </table:table-row>
        <table:table-row table:style-name="ro1">
          <table:table-cell office:value-type="float" office:value="464.161735159817">
            <text:p>464.1617351598</text:p>
          </table:table-cell>
          <table:table-cell office:value-type="float" office:value="68.3613394216134">
            <text:p>68.3613394216</text:p>
          </table:table-cell>
          <table:table-cell office:value-type="float" office:value="14.6347146118721">
            <text:p>14.6347146119</text:p>
          </table:table-cell>
          <table:table-cell table:number-columns-repeated="93"/>
        </table:table-row>
        <table:table-row table:style-name="ro1">
          <table:table-cell office:value-type="float" office:value="464.161735159817">
            <text:p>464.1617351598</text:p>
          </table:table-cell>
          <table:table-cell office:value-type="float" office:value="67.6637747336378">
            <text:p>67.6637747336</text:p>
          </table:table-cell>
          <table:table-cell office:value-type="float" office:value="13.9378234398782">
            <text:p>13.9378234399</text:p>
          </table:table-cell>
          <table:table-cell table:number-columns-repeated="93"/>
        </table:table-row>
        <table:table-row table:style-name="ro1">
          <table:table-cell office:value-type="float" office:value="447.953182648402">
            <text:p>447.9531826484</text:p>
          </table:table-cell>
          <table:table-cell office:value-type="float" office:value="75.4685502283105">
            <text:p>75.4685502283</text:p>
          </table:table-cell>
          <table:table-cell office:value-type="float" office:value="15.4526598173516">
            <text:p>15.4526598174</text:p>
          </table:table-cell>
          <table:table-cell table:number-columns-repeated="93"/>
        </table:table-row>
        <table:table-row table:style-name="ro1">
          <table:table-cell office:value-type="float" office:value="412.819599695586">
            <text:p>412.8195996956</text:p>
          </table:table-cell>
          <table:table-cell office:value-type="float" office:value="74.0310540334855">
            <text:p>74.0310540335</text:p>
          </table:table-cell>
          <table:table-cell office:value-type="float" office:value="15.5998280060883">
            <text:p>15.5998280061</text:p>
          </table:table-cell>
          <table:table-cell table:number-columns-repeated="93"/>
        </table:table-row>
        <table:table-row table:style-name="ro1">
          <table:table-cell office:value-type="float" office:value="461.128276255708">
            <text:p>461.1282762557</text:p>
          </table:table-cell>
          <table:table-cell office:value-type="float" office:value="71.1560616438356">
            <text:p>71.1560616438</text:p>
          </table:table-cell>
          <table:table-cell office:value-type="float" office:value="15.0111552511415">
            <text:p>15.0111552511</text:p>
          </table:table-cell>
          <table:table-cell table:number-columns-repeated="93"/>
        </table:table-row>
        <table:table-row table:style-name="ro1">
          <table:table-cell office:value-type="float" office:value="465.51997412481">
            <text:p>465.5199741248</text:p>
          </table:table-cell>
          <table:table-cell office:value-type="float" office:value="65.4060768645358">
            <text:p>65.4060768645</text:p>
          </table:table-cell>
          <table:table-cell office:value-type="float" office:value="15.4526598173516">
            <text:p>15.4526598174</text:p>
          </table:table-cell>
          <table:table-cell table:number-columns-repeated="93"/>
        </table:table-row>
        <table:table-row table:style-name="ro1">
          <table:table-cell office:value-type="float" office:value="367.604865296804">
            <text:p>367.6048652968</text:p>
          </table:table-cell>
          <table:table-cell office:value-type="float" office:value="55.8827739726027">
            <text:p>55.8827739726</text:p>
          </table:table-cell>
          <table:table-cell office:value-type="float" office:value="14.701799847793">
            <text:p>14.7017998478</text:p>
          </table:table-cell>
          <table:table-cell table:number-columns-repeated="93"/>
        </table:table-row>
        <table:table-row table:style-name="ro1">
          <table:table-cell office:value-type="float" office:value="375.510346270928">
            <text:p>375.5103462709</text:p>
          </table:table-cell>
          <table:table-cell office:value-type="float" office:value="62.3534109589041">
            <text:p>62.3534109589</text:p>
          </table:table-cell>
          <table:table-cell office:value-type="float" office:value="13.9881202435312">
            <text:p>13.9881202435</text:p>
          </table:table-cell>
          <table:table-cell table:number-columns-repeated="93"/>
        </table:table-row>
        <table:table-row table:style-name="ro1">
          <table:table-cell office:value-type="float" office:value="407.132270167428">
            <text:p>407.1322701674</text:p>
          </table:table-cell>
          <table:table-cell office:value-type="float" office:value="64.1181301369863">
            <text:p>64.118130137</text:p>
          </table:table-cell>
          <table:table-cell office:value-type="float" office:value="13.4171765601218">
            <text:p>13.4171765601</text:p>
          </table:table-cell>
          <table:table-cell table:number-columns-repeated="93"/>
        </table:table-row>
        <table:table-row table:style-name="ro1">
          <table:table-cell office:value-type="float" office:value="399.226789193303">
            <text:p>399.2267891933</text:p>
          </table:table-cell>
          <table:table-cell office:value-type="float" office:value="60.0004520547945">
            <text:p>60.0004520548</text:p>
          </table:table-cell>
          <table:table-cell office:value-type="float" office:value="12.8462328767123">
            <text:p>12.8462328767</text:p>
          </table:table-cell>
          <table:table-cell table:number-columns-repeated="93"/>
        </table:table-row>
        <table:table-row table:style-name="ro1">
          <table:table-cell office:value-type="float" office:value="298.305285388128">
            <text:p>298.3052853881</text:p>
          </table:table-cell>
          <table:table-cell office:value-type="float" office:value="42.294303652968">
            <text:p>42.294303653</text:p>
          </table:table-cell>
          <table:table-cell office:value-type="float" office:value="11.0746575342466">
            <text:p>11.0746575342</text:p>
          </table:table-cell>
          <table:table-cell table:number-columns-repeated="93"/>
        </table:table-row>
        <table:table-row table:style-name="ro1">
          <table:table-cell office:value-type="float" office:value="311.135620243531">
            <text:p>311.1356202435</text:p>
          </table:table-cell>
          <table:table-cell office:value-type="float" office:value="41.403897260274">
            <text:p>41.4038972603</text:p>
          </table:table-cell>
          <table:table-cell office:value-type="float" office:value="11.3078082191781">
            <text:p>11.3078082192</text:p>
          </table:table-cell>
          <table:table-cell table:number-columns-repeated="93"/>
        </table:table-row>
        <table:table-row table:style-name="ro1">
          <table:table-cell office:value-type="float" office:value="298.305285388128">
            <text:p>298.3052853881</text:p>
          </table:table-cell>
          <table:table-cell office:value-type="float" office:value="47.6367420091324">
            <text:p>47.6367420091</text:p>
          </table:table-cell>
          <table:table-cell office:value-type="float" office:value="12.1238356164384">
            <text:p>12.1238356164</text:p>
          </table:table-cell>
          <table:table-cell table:number-columns-repeated="93"/>
        </table:table-row>
        <table:table-row table:style-name="ro1">
          <table:table-cell office:value-type="float" office:value="301.512869101979">
            <text:p>301.512869102</text:p>
          </table:table-cell>
          <table:table-cell office:value-type="float" office:value="45.8559292237443">
            <text:p>45.8559292237</text:p>
          </table:table-cell>
          <table:table-cell office:value-type="float" office:value="11.8906849315068">
            <text:p>11.8906849315</text:p>
          </table:table-cell>
          <table:table-cell table:number-columns-repeated="93"/>
        </table:table-row>
        <table:table-row table:style-name="ro1">
          <table:table-cell office:value-type="float" office:value="206.370776255708">
            <text:p>206.3707762557</text:p>
          </table:table-cell>
          <table:table-cell office:value-type="float" office:value="23.961601978691">
            <text:p>23.9616019787</text:p>
          </table:table-cell>
          <table:table-cell office:value-type="float" office:value="7.6432694063927">
            <text:p>7.6432694064</text:p>
          </table:table-cell>
          <table:table-cell table:number-columns-repeated="93"/>
        </table:table-row>
        <table:table-row table:style-name="ro1">
          <table:table-cell office:value-type="float" office:value="210.761643835616">
            <text:p>210.7616438356</text:p>
          </table:table-cell>
          <table:table-cell office:value-type="float" office:value="24.2249162861492">
            <text:p>24.2249162861</text:p>
          </table:table-cell>
          <table:table-cell office:value-type="float" office:value="8.62949771689498">
            <text:p>8.6294977169</text:p>
          </table:table-cell>
          <table:table-cell table:number-columns-repeated="93"/>
        </table:table-row>
        <table:table-row table:style-name="ro1">
          <table:table-cell office:value-type="float" office:value="201.979908675799">
            <text:p>201.9799086758</text:p>
          </table:table-cell>
          <table:table-cell office:value-type="float" office:value="24.2249162861492">
            <text:p>24.2249162861</text:p>
          </table:table-cell>
          <table:table-cell office:value-type="float" office:value="8.79386910197869">
            <text:p>8.793869102</text:p>
          </table:table-cell>
          <table:table-cell table:number-columns-repeated="93"/>
        </table:table-row>
        <table:table-row table:style-name="ro1">
          <table:table-cell office:value-type="float" office:value="239.302283105023">
            <text:p>239.302283105</text:p>
          </table:table-cell>
          <table:table-cell office:value-type="float" office:value="24.4882305936073">
            <text:p>24.4882305936</text:p>
          </table:table-cell>
          <table:table-cell office:value-type="float" office:value="8.95824048706241">
            <text:p>8.9582404871</text:p>
          </table:table-cell>
          <table:table-cell table:number-columns-repeated="93"/>
        </table:table-row>
        <table:table-row table:style-name="ro1">
          <table:table-cell office:value-type="float" office:value="109.630345509893">
            <text:p>109.6303455099</text:p>
          </table:table-cell>
          <table:table-cell office:value-type="float" office:value="10.5182465753425">
            <text:p>10.5182465753</text:p>
          </table:table-cell>
          <table:table-cell office:value-type="float" office:value="3.41040106544901">
            <text:p>3.4104010654</text:p>
          </table:table-cell>
          <table:table-cell table:number-columns-repeated="93"/>
        </table:table-row>
        <table:table-row table:style-name="ro1">
          <table:table-cell office:value-type="float" office:value="108.425616438356">
            <text:p>108.4256164384</text:p>
          </table:table-cell>
          <table:table-cell office:value-type="float" office:value="10.8612328767123">
            <text:p>10.8612328767</text:p>
          </table:table-cell>
          <table:table-cell office:value-type="float" office:value="2.9641803652968">
            <text:p>2.9641803653</text:p>
          </table:table-cell>
          <table:table-cell table:number-columns-repeated="93"/>
        </table:table-row>
        <table:table-row table:style-name="ro1">
          <table:table-cell office:value-type="float" office:value="125.291823439878">
            <text:p>125.2918234399</text:p>
          </table:table-cell>
          <table:table-cell office:value-type="float" office:value="10.8612328767123">
            <text:p>10.8612328767</text:p>
          </table:table-cell>
          <table:table-cell office:value-type="float" office:value="3.31478234398782">
            <text:p>3.314782344</text:p>
          </table:table-cell>
          <table:table-cell table:number-columns-repeated="93"/>
        </table:table-row>
        <table:table-row table:style-name="ro1">
          <table:table-cell office:value-type="float" office:value="112.039803652968">
            <text:p>112.039803653</text:p>
          </table:table-cell>
          <table:table-cell office:value-type="float" office:value="10.6325753424658">
            <text:p>10.6325753425</text:p>
          </table:table-cell>
          <table:table-cell office:value-type="float" office:value="3.28290943683409">
            <text:p>3.2829094368</text:p>
          </table:table-cell>
          <table:table-cell table:number-columns-repeated="93"/>
        </table:table-row>
        <table:table-row table:style-name="ro1">
          <table:table-cell office:value-type="float" office:value="40.9372785388128">
            <text:p>40.9372785388</text:p>
          </table:table-cell>
          <table:table-cell office:value-type="float" office:value="4.02978386605784">
            <text:p>4.0297838661</text:p>
          </table:table-cell>
          <table:table-cell office:value-type="float" office:value="1.16378614916286">
            <text:p>1.1637861492</text:p>
          </table:table-cell>
          <table:table-cell table:number-columns-repeated="93"/>
        </table:table-row>
        <table:table-row table:style-name="ro1">
          <table:table-cell office:value-type="float" office:value="43.4958584474886">
            <text:p>43.4958584475</text:p>
          </table:table-cell>
          <table:table-cell office:value-type="float" office:value="4.35874581430746">
            <text:p>4.3587458143</text:p>
          </table:table-cell>
          <table:table-cell office:value-type="float" office:value="1.32304109589041">
            <text:p>1.3230410959</text:p>
          </table:table-cell>
          <table:table-cell table:number-columns-repeated="93"/>
        </table:table-row>
        <table:table-row table:style-name="ro1">
          <table:table-cell office:value-type="float" office:value="39.2315585996956">
            <text:p>39.2315585997</text:p>
          </table:table-cell>
          <table:table-cell office:value-type="float" office:value="4.19426484018265">
            <text:p>4.1942648402</text:p>
          </table:table-cell>
          <table:table-cell office:value-type="float" office:value="1.2740395738204">
            <text:p>1.2740395738</text:p>
          </table:table-cell>
          <table:table-cell table:number-columns-repeated="93"/>
        </table:table-row>
        <table:table-row table:style-name="ro1">
          <table:table-cell office:value-type="float" office:value="41.7901385083714">
            <text:p>41.7901385084</text:p>
          </table:table-cell>
          <table:table-cell office:value-type="float" office:value="4.15314459665145">
            <text:p>4.1531445967</text:p>
          </table:table-cell>
          <table:table-cell office:value-type="float" office:value="1.33529147640792">
            <text:p>1.3352914764</text:p>
          </table:table-cell>
          <table:table-cell table:number-columns-repeated="93"/>
        </table:table-row>
        <table:table-row table:style-name="ro1">
          <table:table-cell office:value-type="float" office:value="6.22123287671233">
            <text:p>6.2212328767</text:p>
          </table:table-cell>
          <table:table-cell office:value-type="float" office:value="0.707945205479452">
            <text:p>0.7079452055</text:p>
          </table:table-cell>
          <table:table-cell office:value-type="float" office:value="0.166403348554034">
            <text:p>0.1664033486</text:p>
          </table:table-cell>
          <table:table-cell table:number-columns-repeated="93"/>
        </table:table-row>
        <table:table-row table:style-name="ro1">
          <table:table-cell office:value-type="float" office:value="5.91017123287671">
            <text:p>5.9101712329</text:p>
          </table:table-cell>
          <table:table-cell office:value-type="float" office:value="0.72269406392694">
            <text:p>0.7226940639</text:p>
          </table:table-cell>
          <table:table-cell office:value-type="float" office:value="0.163350076103501">
            <text:p>0.1633500761</text:p>
          </table:table-cell>
          <table:table-cell table:number-columns-repeated="93"/>
        </table:table-row>
        <table:table-row table:style-name="ro1">
          <table:table-cell office:value-type="float" office:value="5.66132191780822">
            <text:p>5.6613219178</text:p>
          </table:table-cell>
          <table:table-cell office:value-type="float" office:value="0.72269406392694">
            <text:p>0.7226940639</text:p>
          </table:table-cell>
          <table:table-cell office:value-type="float" office:value="0.141977168949772">
            <text:p>0.1419771689</text:p>
          </table:table-cell>
          <table:table-cell table:number-columns-repeated="93"/>
        </table:table-row>
        <table:table-row table:style-name="ro1">
          <table:table-cell office:value-type="float" office:value="6.53229452054795">
            <text:p>6.5322945205</text:p>
          </table:table-cell>
          <table:table-cell office:value-type="float" office:value="0.766940639269406">
            <text:p>0.7669406393</text:p>
          </table:table-cell>
          <table:table-cell office:value-type="float" office:value="0.145030441400304">
            <text:p>0.1450304414</text:p>
          </table:table-cell>
          <table:table-cell table:number-columns-repeated="93"/>
        </table:table-row>
        <table:table-row table:style-name="ro1">
          <table:table-cell office:value-type="float" office:value="0.00813698630136986">
            <text:p>0.0081369863</text:p>
          </table:table-cell>
          <table:table-cell office:value-type="float" office:value="0.0162739726027397">
            <text:p>0.0162739726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00846575342465753">
            <text:p>0.0084657534</text:p>
          </table:table-cell>
          <table:table-cell office:value-type="float" office:value="0.0138630136986301">
            <text:p>0.0138630137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00846575342465753">
            <text:p>0.0084657534</text:p>
          </table:table-cell>
          <table:table-cell office:value-type="float" office:value="0.0152191780821918">
            <text:p>0.0152191781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office:value-type="float" office:value="0.00846575342465753">
            <text:p>0.0084657534</text:p>
          </table:table-cell>
          <table:table-cell office:value-type="float" office:value="0.015972602739726">
            <text:p>0.0159726027</text:p>
          </table:table-cell>
          <table:table-cell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9T11:29:37</dc:date>
    <dc:creator>yshtak </dc:creator>
    <meta:document-statistic meta:table-count="1" meta:cell-count="288" meta:object-count="0"/>
    <meta:generator>LibreOffice/3.5$Linux_X86_64 LibreOffice_project/350m1$Build-2</meta:generator>
  </office:meta>
</office:document-meta>
</file>